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84cm" fo:min-width="3.112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1.07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0.896cm" fo:min-width="2.23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584cm" fo:min-width="2.09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3cm" fo:min-width="0cm"/>
    </style:style>
    <style:style style:name="gr1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3" style:family="graphic" style:parent-style-name="objectwithoutfill">
      <style:graphic-properties draw:stroke="dash" draw:stroke-dash="Ultrafine_20_Dashed" draw:fill="none" draw:textarea-vertical-align="middle"/>
    </style:style>
    <style:style style:name="gr14" style:family="graphic" style:parent-style-name="objectwithoutfill">
      <style:graphic-properties draw:stroke="dash" draw:stroke-dash="Fine_20_Dashed" draw:fill="none" draw:textarea-vertical-align="middle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="none" draw:fill-color="#ffffff"/>
      <style:paragraph-properties fo:text-align="center"/>
      <style:text-properties fo:font-size="12pt"/>
    </style:style>
    <style:style style:name="P6" style:family="paragraph">
      <style:text-properties fo:font-size="8pt"/>
    </style:style>
    <style:style style:name="P7" style:family="paragraph">
      <loext:graphic-properties draw:fill="none" draw:fill-color="#ffffff"/>
      <style:text-properties fo:font-size="8pt"/>
    </style:style>
    <style:style style:name="P8" style:family="paragraph">
      <loext:graphic-properties draw:fill-color="#ffff99"/>
      <style:paragraph-properties fo:text-align="center"/>
    </style:style>
    <style:style style:name="P9" style:family="paragraph">
      <style:paragraph-properties fo:text-align="center"/>
      <style:text-properties fo:font-size="8pt" style:font-size-asian="8pt" style:font-size-complex="8pt"/>
    </style:style>
    <style:style style:name="P10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11" style:family="paragraph">
      <loext:graphic-properties draw:fill-color="#ffffff"/>
    </style:style>
    <style:style style:name="T1" style:family="text">
      <style:text-properties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81cm" svg:height="2.032cm" svg:x="4.542cm" svg:y="9.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698cm" svg:height="0.697cm" draw:transform="skewX (-0.000872664625997184) rotate (2.35619449019234) translate (0.494cm 11.145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3" draw:text-style-name="P1" draw:layer="layout" svg:width="1.577cm" svg:height="1.016cm" svg:x="0.741cm" svg:y="10.1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2.318cm" svg:y1="10.666cm" svg:x2="4.542cm" svg:y2="10.666cm">
          <text:p/>
        </draw:line>
        <draw:frame draw:style-name="gr5" draw:text-style-name="P5" draw:layer="layout" svg:width="2.794cm" svg:height="1.27cm" svg:x="5.05cm" svg:y="10.158cm">
          <draw:text-box>
            <text:p text:style-name="P4">Detect laser <text:span text:style-name="T1">pointer</text:span></text:p>
          </draw:text-box>
        </draw:frame>
        <draw:custom-shape draw:style-name="gr1" draw:text-style-name="P1" draw:layer="layout" svg:width="3.81cm" svg:height="2.032cm" svg:x="11.4cm" svg:y="9.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8.352cm" svg:y1="10.666cm" svg:x2="11.4cm" svg:y2="10.666cm">
          <text:p/>
        </draw:line>
        <draw:frame draw:style-name="gr6" draw:text-style-name="P7" draw:layer="layout" svg:width="3.08cm" svg:height="0.569cm" svg:x="8.352cm" svg:y="10.097cm">
          <draw:text-box>
            <text:p text:style-name="P6">LP Coordinates (x,y)</text:p>
          </draw:text-box>
        </draw:frame>
        <draw:frame draw:style-name="gr5" draw:text-style-name="P5" draw:layer="layout" svg:width="2.794cm" svg:height="1.27cm" svg:x="11.938cm" svg:y="10.158cm">
          <draw:text-box>
            <text:p text:style-name="P4">Detect ball position</text:p>
          </draw:text-box>
        </draw:frame>
        <draw:custom-shape draw:style-name="gr7" draw:text-style-name="P8" draw:layer="layout" svg:width="2.861cm" svg:height="1.27cm" svg:x="1.965cm" svg:y="7.1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097cm" svg:height="0.887cm" svg:x="2.347cm" svg:y="7.428cm">
          <draw:text-box>
            <text:p text:style-name="P9">RGB-&gt;HSV</text:p>
          </draw:text-box>
        </draw:frame>
        <draw:custom-shape draw:style-name="gr7" draw:text-style-name="P8" draw:layer="layout" svg:width="2.861cm" svg:height="1.27cm" svg:x="5.08cm" svg:y="7.1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0" draw:layer="layout" svg:width="2.225cm" svg:height="1.27cm" svg:x="5.334cm" svg:y="7.111cm">
          <draw:text-box>
            <text:p text:style-name="P9"><text:span text:style-name="T2">Color Filter and thresholding</text:span></text:p>
          </draw:text-box>
        </draw:frame>
        <draw:custom-shape draw:style-name="gr7" draw:text-style-name="P8" draw:layer="layout" svg:width="2.861cm" svg:height="1.27cm" svg:x="8.061cm" svg:y="7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0" draw:layer="layout" svg:width="2.225cm" svg:height="1.27cm" svg:x="8.382cm" svg:y="7.112cm">
          <draw:text-box>
            <text:p text:style-name="P9"><text:span text:style-name="T2">Contour detect and filter</text:span></text:p>
          </draw:text-box>
        </draw:frame>
        <draw:line draw:style-name="gr9" draw:text-style-name="P3" draw:layer="layout" svg:x1="2.286cm" svg:y1="8.381cm" svg:x2="4.572cm" svg:y2="9.904cm">
          <text:p/>
        </draw:line>
        <draw:line draw:style-name="gr9" draw:text-style-name="P3" draw:layer="layout" svg:x1="8.352cm" svg:y1="9.904cm" svg:x2="10.607cm" svg:y2="8.382cm">
          <text:p/>
        </draw:line>
        <draw:custom-shape draw:style-name="gr7" draw:text-style-name="P8" draw:layer="layout" svg:width="2.861cm" svg:height="1.27cm" svg:x="8.569cm" svg:y="12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097cm" svg:height="0.887cm" svg:x="8.951cm" svg:y="13.016cm">
          <draw:text-box>
            <text:p text:style-name="P9">RGB-&gt;HSV</text:p>
          </draw:text-box>
        </draw:frame>
        <draw:custom-shape draw:style-name="gr7" draw:text-style-name="P8" draw:layer="layout" svg:width="2.861cm" svg:height="1.27cm" svg:x="11.684cm" svg:y="12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0" draw:layer="layout" svg:width="2.225cm" svg:height="1.27cm" svg:x="11.938cm" svg:y="12.699cm">
          <draw:text-box>
            <text:p text:style-name="P9"><text:span text:style-name="T2">Color Filter and thresholding</text:span></text:p>
          </draw:text-box>
        </draw:frame>
        <draw:custom-shape draw:style-name="gr7" draw:text-style-name="P8" draw:layer="layout" svg:width="2.861cm" svg:height="1.27cm" svg:x="14.665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0" draw:layer="layout" svg:width="2.225cm" svg:height="1.27cm" svg:x="14.986cm" svg:y="12.7cm">
          <draw:text-box>
            <text:p text:style-name="P9"><text:span text:style-name="T2">Contour detect and filter</text:span></text:p>
          </draw:text-box>
        </draw:frame>
        <draw:line draw:style-name="gr9" draw:text-style-name="P3" draw:layer="layout" svg:x1="8.89cm" svg:y1="12.699cm" svg:x2="11.43cm" svg:y2="11.428cm">
          <text:p/>
        </draw:line>
        <draw:line draw:style-name="gr9" draw:text-style-name="P3" draw:layer="layout" svg:x1="15.21cm" svg:y1="11.428cm" svg:x2="17.272cm" svg:y2="12.698cm">
          <text:p/>
        </draw:line>
        <draw:custom-shape draw:style-name="gr10" draw:text-style-name="P1" draw:layer="layout" svg:width="2.794cm" svg:height="2.032cm" svg:x="18.288cm" svg:y="9.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7" draw:layer="layout" svg:width="3.216cm" svg:height="0.569cm" svg:x="15.072cm" svg:y="10.097cm">
          <draw:text-box>
            <text:p text:style-name="P6">Ball Coordinates (x,y)</text:p>
          </draw:text-box>
        </draw:frame>
        <draw:line draw:style-name="gr4" draw:text-style-name="P3" draw:layer="layout" svg:x1="15.24cm" svg:y1="10.666cm" svg:x2="18.288cm" svg:y2="10.666cm">
          <text:p/>
        </draw:line>
        <draw:frame draw:style-name="gr5" draw:text-style-name="P5" draw:layer="layout" svg:width="2.794cm" svg:height="1.27cm" svg:x="18.288cm" svg:y="9.755cm">
          <draw:text-box>
            <text:p text:style-name="P4">Kalman estimator</text:p>
          </draw:text-box>
        </draw:frame>
        <draw:line draw:style-name="gr4" draw:text-style-name="P3" draw:layer="layout" svg:x1="21.082cm" svg:y1="10.668cm" svg:x2="24.13cm" svg:y2="10.668cm">
          <text:p/>
        </draw:line>
        <draw:custom-shape draw:style-name="gr10" draw:text-style-name="P1" draw:layer="layout" svg:width="2.794cm" svg:height="2.032cm" svg:x="24.13cm" svg:y="9.6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2.794cm" svg:height="1.27cm" svg:x="24.13cm" svg:y="9.906cm">
          <draw:text-box>
            <text:p text:style-name="P4">Motor Control</text:p>
          </draw:text-box>
        </draw:frame>
        <draw:frame draw:style-name="gr11" draw:text-style-name="P7" draw:layer="layout" svg:width="3.048cm" svg:height="1.523cm" svg:x="21.082cm" svg:y="9.845cm">
          <draw:text-box>
            <text:p text:style-name="P6">Velocity on x,y and gradient for move</text:p>
          </draw:text-box>
        </draw:frame>
        <draw:line draw:style-name="gr12" draw:text-style-name="P3" draw:layer="layout" svg:x1="1.524cm" svg:y1="5.842cm" svg:x2="1.524cm" svg:y2="10.158cm">
          <text:p/>
        </draw:line>
        <draw:line draw:style-name="gr13" draw:text-style-name="P3" draw:layer="layout" svg:x1="1.524cm" svg:y1="5.842cm" svg:x2="25.4cm" svg:y2="5.842cm">
          <text:p/>
        </draw:line>
        <draw:line draw:style-name="gr14" draw:text-style-name="P3" draw:layer="layout" svg:x1="25.4cm" svg:y1="5.842cm" svg:x2="25.4cm" svg:y2="9.652cm">
          <text:p/>
        </draw:line>
        <draw:frame draw:style-name="gr5" draw:text-style-name="P5" draw:layer="layout" svg:width="6.096cm" svg:height="1.27cm" svg:x="10.922cm" svg:y="5.08cm">
          <draw:text-box>
            <text:p text:style-name="P4">Close the loop</text:p>
          </draw:text-box>
        </draw:frame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9T20:37:33.893770141</meta:creation-date>
    <dc:date>2020-05-29T21:16:16.938446661</dc:date>
    <meta:editing-duration>PT28M27S</meta:editing-duration>
    <meta:editing-cycles>9</meta:editing-cycles>
    <meta:generator>LibreOffice/5.1.6.2$Linux_X86_64 LibreOffice_project/10m0$Build-2</meta:generator>
    <meta:document-statistic meta:object-count="60"/>
  </office:meta>
</office:document-meta>
</file>